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glue-point draw:id="12" svg:x="0cm" svg:y="2.778cm"/>
          <draw:glue-point draw:id="13" svg:x="0cm" svg:y="-2.778cm"/>
          <draw:glue-point draw:id="14" svg:x="-2.778cm" svg:y="0cm"/>
          <draw:glue-point draw:id="15" svg:x="2.778cm" svg:y="0cm"/>
          <draw:glue-point draw:id="16" svg:x="0cm" svg:y="2.778cm"/>
          <draw:glue-point draw:id="17" svg:x="0cm" svg:y="-2.778cm"/>
          <draw:glue-point draw:id="18" svg:x="-2.778cm" svg:y="0cm"/>
          <draw:glue-point draw:id="19" svg:x="2.778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3" draw:layer="layout" svg:width="1.111cm" svg:height="1.111cm" svg:x="0.444cm" svg:y="0.444cm">
            <text:p/>
          </draw:circle>
          <draw:circle draw:style-name="gr2" draw:layer="layout" svg:width="1.111cm" svg:height="1.111cm" svg:x="0.444cm" svg:y="0.444cm">
            <text:p/>
          </draw:circle>
          <draw:circle draw:style-name="gr2" draw:layer="layout" svg:width="1.111cm" svg:height="1.111cm" svg:x="0.444cm" svg:y="0.444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Ingestor</dc:title>
    <meta:creation-date>2011-02-07T16:53:03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